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</style:style>
    <style:style style:name="P9" style:family="paragraph">
      <loext:graphic-properties draw:fill-color="#111111"/>
    </style:style>
    <style:style style:name="P10" style:family="paragraph">
      <loext:graphic-properties draw:fill-color="#1c1c1c"/>
    </style:style>
    <style:style style:name="P11" style:family="paragraph">
      <loext:graphic-properties draw:fill="solid" draw:fill-color="#000000"/>
    </style: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428in" fo:min-width="1.0398in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4791in" fo:min-width="0.8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0.9693in" fo:min-width="1.6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0.9583in" fo:min-width="1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0.5209in" fo:min-width="1.8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0.5717in" fo:min-width="0.9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9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0.5626in" fo:min-width="1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0.6252in" fo:min-width="1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0.7591in" fo:min-width="1.2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-color="#000000" draw:textarea-horizontal-align="justify" draw:textarea-vertical-align="middle" draw:auto-grow-height="false" fo:min-height="0.25in" fo:min-width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000000" draw:textarea-horizontal-align="justify" draw:textarea-vertical-align="middle" draw:auto-grow-height="false" fo:min-height="0.4283in" fo:min-width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000000" draw:textarea-horizontal-align="justify" draw:textarea-vertical-align="middle" draw:auto-grow-height="false" fo:min-height="0.5382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-color="#000000" draw:textarea-horizontal-align="justify" draw:textarea-vertical-align="middle" draw:auto-grow-height="false" fo:min-height="0.0937in" fo:min-width="0.9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-color="#000000" draw:textarea-horizontal-align="justify" draw:textarea-vertical-align="middle" draw:auto-grow-height="false" fo:min-height="0.0728in" fo:min-width="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-color="#000000" draw:textarea-horizontal-align="justify" draw:textarea-vertical-align="middle" draw:auto-grow-height="false" fo:min-height="0.5929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-color="#000000" draw:textarea-horizontal-align="justify" draw:textarea-vertical-align="middle" draw:auto-grow-height="false" fo:min-height="0.5661in" fo:min-width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000000" draw:textarea-horizontal-align="justify" draw:textarea-vertical-align="middle" draw:auto-grow-height="false" fo:min-height="0.5319in" fo:min-width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000000" draw:textarea-horizontal-align="justify" draw:textarea-vertical-align="middle" draw:auto-grow-height="false" fo:min-height="0.0626in" fo:min-width="1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111111" draw:textarea-horizontal-align="justify" draw:textarea-vertical-align="middle" draw:auto-grow-height="false" fo:min-height="0.5626in" fo:min-width="0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svg:stroke-color="#000000" draw:fill-color="#1c1c1c" draw:textarea-horizontal-align="justify" draw:textarea-vertical-align="middle" draw:auto-grow-height="false" fo:min-height="0.0528in" fo:min-width="0.2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-color="#111111" draw:textarea-horizontal-align="justify" draw:textarea-vertical-align="middle" draw:auto-grow-height="false" fo:min-height="0.0417in" fo:min-width="5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fill-color="#111111" draw:textarea-horizontal-align="justify" draw:textarea-vertical-align="middle" draw:auto-grow-height="false" fo:min-height="0.6665in" fo:min-width="0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fill-color="#111111" draw:textarea-horizontal-align="justify" draw:textarea-vertical-align="middle" draw:auto-grow-height="false" fo:min-height="0.322in" fo:min-width="0.0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fill="solid" draw:fill-color="#000000" draw:textarea-horizontal-align="justify" draw:textarea-vertical-align="middle" draw:auto-grow-height="false" fo:min-height="3.9791in" fo:min-width="0.052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fill-color="#000000" draw:textarea-horizontal-align="justify" draw:textarea-vertical-align="middle" draw:auto-grow-height="false" fo:min-height="0.0417in" fo:min-width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fill-color="#111111" draw:textarea-horizontal-align="justify" draw:textarea-vertical-align="middle" draw:auto-grow-height="false" fo:min-height="0.2189in" fo:min-width="0.04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1.4689in" svg:height="0.6043in" svg:x="1.661in" svg:y="-0.6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3" draw:style-name="gr2" draw:text-style-name="P2" svg:width="1.7087in" svg:height="0.9587in" svg:x="1.5673in" svg:y="1.223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" draw:name="Shape4" draw:style-name="gr3" draw:text-style-name="P3" svg:width="1.0835in" svg:height="0.3843in" svg:x="1.9839in" svg:y="1.5256in"><draw:text-box draw:corner-radius="0.2709in"><text:p>FIND SILVER</text:p><text:p><text:s text:c="4"/>TOKEN</text:p></draw:text-box></draw:frame><draw:custom-shape text:anchor-type="paragraph" draw:z-index="3" draw:name="Shape5" draw:style-name="gr4" draw:text-style-name="P4" svg:width="1.6051in" svg:height="0.9697in" svg:x="-0.0992in" svg:y="2.3382in"><text:p/><draw:enhanced-geometry svg:viewBox="0 0 21600 21600" draw:type="rectangle" draw:enhanced-path="M 0 0 L 21600 0 21600 21600 0 21600 0 0 Z N"/></draw:custom-shape><draw:custom-shape text:anchor-type="paragraph" draw:z-index="4" draw:name="Shape6" draw:style-name="gr5" draw:text-style-name="P2" svg:width="1.5835in" svg:height="0.9587in" svg:x="3.411in" svg:y="2.3693in"><text:p/><draw:enhanced-geometry svg:viewBox="0 0 21600 21600" draw:type="rectangle" draw:enhanced-path="M 0 0 L 21600 0 21600 21600 0 21600 0 0 Z N"/></draw:custom-shape><draw:line text:anchor-type="paragraph" draw:z-index="5" draw:name="Shape8" draw:style-name="gr6" draw:text-style-name="P5" svg:x1="1.5673in" svg:y1="1.7134in" svg:x2="0.6402in" svg:y2="1.7236in"><text:p/></draw:line><draw:line text:anchor-type="paragraph" draw:z-index="6" draw:name="Shape9" draw:style-name="gr6" draw:text-style-name="P5" svg:x1="3.2756in" svg:y1="1.6925in" svg:x2="4.2965in" svg:y2="1.6925in"><text:p/></draw:line><draw:frame text:anchor-type="paragraph" draw:z-index="7" draw:name="Shape11" draw:style-name="gr3" draw:text-style-name="P3" svg:width="0.6252in" svg:height="0.2189in" svg:x="0.9945in" svg:y="1.411in"><draw:text-box><text:p>NO</text:p></draw:text-box></draw:frame><draw:frame text:anchor-type="paragraph" draw:z-index="8" draw:name="Shape12" draw:style-name="gr7" draw:text-style-name="P3" svg:width="0.4689in" svg:height="0.1925in" svg:x="3.4736in" svg:y="1.3799in"><draw:text-box><text:p>YES</text:p></draw:text-box></draw:frame><draw:frame text:anchor-type="paragraph" draw:z-index="9" draw:name="Shape13" draw:style-name="gr8" draw:text-style-name="P3" svg:width="1.5524in" svg:height="0.6878in" svg:x="-0.0465in" svg:y="2.5362in"><draw:text-box><text:p>MOVE FURTHER IN SEARCH OF SILVER TOKEN</text:p></draw:text-box></draw:frame><draw:frame text:anchor-type="paragraph" draw:z-index="10" draw:name="Shape14" draw:style-name="gr9" draw:text-style-name="P3" svg:width="1.198in" svg:height="0.3843in" svg:x="3.6091in" svg:y="2.5362in"><draw:text-box><text:p>GRAB , TURN AND RELEASE</text:p></draw:text-box></draw:frame><draw:frame text:anchor-type="paragraph" draw:z-index="11" draw:name="Shape2" draw:style-name="gr10" draw:text-style-name="P3" svg:width="0.8232in" svg:height="0.1925in" svg:x="2.1193in" svg:y="-0.4744in"><draw:text-box><text:p>INITIATE</text:p></draw:text-box></draw:frame><draw:custom-shape text:anchor-type="paragraph" draw:z-index="12" draw:name="Shape15" draw:style-name="gr11" draw:text-style-name="P2" svg:width="1.8858in" svg:height="0.5213in" svg:x="1.5362in" svg:y="0.2134in"><text:p/><draw:enhanced-geometry svg:viewBox="0 0 21600 21600" draw:type="rectangle" draw:enhanced-path="M 0 0 L 21600 0 21600 21600 0 21600 0 0 Z N"/></draw:custom-shape><draw:frame text:anchor-type="paragraph" draw:z-index="13" draw:name="Shape16" draw:style-name="gr12" draw:text-style-name="P3" svg:width="1.1776in" svg:height="0.4988in" svg:x="1.911in" svg:y="0.3173in"><draw:text-box><text:p>DRIVE AHEAD</text:p></draw:text-box></draw:frame><draw:custom-shape text:anchor-type="paragraph" draw:z-index="14" draw:name="Shape17" draw:style-name="gr13" draw:text-style-name="P6" svg:width="1.9378in" svg:height="1.1425in" svg:x="5.0362in" svg:y="0.546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5" draw:name="Shape18" draw:style-name="gr14" draw:text-style-name="P3" svg:width="0.9067in" svg:height="0.976in" svg:x="5.6299in" svg:y="0.7134in"><draw:text-box><text:p>SEARCH FOR GOLDEN TOKEN</text:p></draw:text-box></draw:frame><draw:custom-shape text:anchor-type="paragraph" draw:z-index="16" draw:name="Shape19" draw:style-name="gr15" draw:text-style-name="P2" svg:width="1.0835in" svg:height="0.563in" svg:x="5.3799in" svg:y="-0.6618in"><text:p/><draw:enhanced-geometry svg:viewBox="0 0 21600 21600" draw:type="rectangle" draw:enhanced-path="M 0 0 L 21600 0 21600 21600 0 21600 0 0 Z N"/></draw:custom-shape><draw:custom-shape text:anchor-type="paragraph" draw:z-index="17" draw:name="Shape20" draw:style-name="gr16" draw:text-style-name="P2" svg:width="1.0213in" svg:height="0.6252in" svg:x="5.5154in" svg:y="2.2965in"><text:p/><draw:enhanced-geometry svg:viewBox="0 0 21600 21600" draw:type="rectangle" draw:enhanced-path="M 0 0 L 21600 0 21600 21600 0 21600 0 0 Z N"/></draw:custom-shape><draw:frame text:anchor-type="paragraph" draw:z-index="18" draw:name="Shape21" draw:style-name="gr9" draw:text-style-name="P3" svg:width="0.7921in" svg:height="0.3843in" svg:x="5.5571in" svg:y="-0.5366in"><draw:text-box><text:p>MOVE AHEAD</text:p></draw:text-box></draw:frame><draw:frame text:anchor-type="paragraph" draw:z-index="19" draw:name="Shape22" draw:style-name="gr9" draw:text-style-name="P3" svg:width="0.6358in" svg:height="0.313in" svg:x="5.7445in" svg:y="2.4634in"><draw:text-box><text:p>AVOID</text:p></draw:text-box></draw:frame><draw:frame text:anchor-type="paragraph" draw:z-index="20" draw:name="Shape23" draw:style-name="gr17" draw:text-style-name="P3" svg:width="0.3858in" svg:height="0.2398in" svg:x="5.4319in" svg:y="0.0571in"><draw:text-box><text:p>NO</text:p></draw:text-box></draw:frame><draw:frame text:anchor-type="paragraph" draw:z-index="21" draw:name="Shape24" draw:style-name="gr18" draw:text-style-name="P3" svg:width="0.4587in" svg:height="0.2087in" svg:x="5.4008in" svg:y="1.9425in"><draw:text-box><text:p>YES</text:p></draw:text-box></draw:frame><draw:custom-shape text:anchor-type="paragraph" draw:z-index="22" draw:name="Shape25" draw:style-name="gr19" draw:text-style-name="P7" svg:width="1.7713in" svg:height="1.0732in" svg:x="2.9528in" svg:y="3.8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3" draw:name="Shape26" draw:style-name="gr10" draw:text-style-name="P3" svg:width="1.0941in" svg:height="0.576in" svg:x="3.328in" svg:y="4.0984in"><draw:text-box><text:p>REPEAT FROM STEP 1(INITIATE)</text:p></draw:text-box></draw:frame><draw:custom-shape text:anchor-type="paragraph" draw:z-index="24" draw:name="Shape27" draw:style-name="gr20" draw:text-style-name="P8" svg:width="0.1252in" svg:height="0.2504in" svg:x="2.3799in" svg:y="-0.0366in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28" draw:style-name="gr21" draw:text-style-name="P8" svg:width="0.1358in" svg:height="0.4898in" svg:x="2.3693in" svg:y="0.73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29" draw:style-name="gr22" draw:text-style-name="P8" svg:width="0.1461in" svg:height="0.615in" svg:x="0.5673in" svg:y="1.7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Shape30" draw:style-name="gr23" draw:text-style-name="P8" svg:width="0.9276in" svg:height="0.0941in" svg:x="0.6402in" svg:y="1.6299in"><text:p/><draw:enhanced-geometry svg:viewBox="0 0 21600 21600" draw:type="rectangle" draw:enhanced-path="M 0 0 L 21600 0 21600 21600 0 21600 0 0 Z N"/></draw:custom-shape><draw:custom-shape text:anchor-type="paragraph" draw:z-index="28" draw:name="Shape7" draw:style-name="gr24" draw:text-style-name="P8" svg:width="1.0004in" svg:height="0.0732in" svg:x="3.2756in" svg:y="1.6193in"><text:p/><draw:enhanced-geometry svg:viewBox="0 0 21600 21600" draw:type="rectangle" draw:enhanced-path="M 0 0 L 21600 0 21600 21600 0 21600 0 0 Z N"/></draw:custom-shape><draw:custom-shape text:anchor-type="paragraph" draw:z-index="29" draw:name="Shape31" draw:style-name="gr25" draw:text-style-name="P8" svg:width="0.1461in" svg:height="0.6776in" svg:x="4.1819in" svg:y="1.69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Shape10" draw:style-name="gr26" draw:text-style-name="P8" svg:width="0.1358in" svg:height="0.6461in" svg:x="5.911in" svg:y="-0.099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Shape32" draw:style-name="gr27" draw:text-style-name="P8" svg:width="0.1358in" svg:height="0.6079in" svg:x="5.9528in" svg:y="1.6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33" draw:style-name="gr28" draw:text-style-name="P8" svg:width="1.3543in" svg:height="0.063in" svg:x="3.4217in" svg:y="0.5047in"><text:p/><draw:enhanced-geometry svg:viewBox="0 0 21600 21600" draw:mirror-vertical="true" draw:type="rectangle" draw:enhanced-path="M 0 0 L 21600 0 21600 21600 0 21600 0 0 Z N"/></draw:custom-shape><draw:custom-shape text:anchor-type="paragraph" draw:z-index="33" draw:name="Shape34" draw:style-name="gr29" draw:text-style-name="P9" svg:width="0.063in" svg:height="0.563in" svg:x="4.7134in" svg:y="0.5673in"><text:p/><draw:enhanced-geometry svg:viewBox="0 0 21600 21600" draw:type="rectangle" draw:enhanced-path="M 0 0 L 21600 0 21600 21600 0 21600 0 0 Z N"/></draw:custom-shape><draw:custom-shape text:anchor-type="paragraph" draw:z-index="34" draw:name="Shape35" draw:style-name="gr30" draw:text-style-name="P10" svg:width="0.2606in" svg:height="0.1043in" svg:x="4.7756in" svg:y="1.07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Shape36" draw:style-name="gr31" draw:text-style-name="P9" svg:width="5.1878in" svg:height="0.0421in" svg:x="0.9008in" svg:y="3.5882in"><text:p/><draw:enhanced-geometry svg:viewBox="0 0 21600 21600" draw:type="rectangle" draw:enhanced-path="M 0 0 L 21600 0 21600 21600 0 21600 0 0 Z N"/></draw:custom-shape><draw:custom-shape text:anchor-type="paragraph" draw:z-index="36" draw:name="Shape37" draw:style-name="gr32" draw:text-style-name="P9" svg:width="0.063in" svg:height="0.6669in" svg:x="6.0256in" svg:y="2.9217in"><text:p/><draw:enhanced-geometry svg:viewBox="0 0 21600 21600" draw:type="rectangle" draw:enhanced-path="M 0 0 L 21600 0 21600 21600 0 21600 0 0 Z N"/></draw:custom-shape><draw:custom-shape text:anchor-type="paragraph" draw:z-index="37" draw:name="Shape38" draw:style-name="gr33" draw:text-style-name="P9" svg:width="0.0732in" svg:height="0.3224in" svg:x="0.8799in" svg:y="3.3075in"><text:p/><draw:enhanced-geometry svg:viewBox="0 0 21600 21600" draw:type="rectangle" draw:enhanced-path="M 0 0 L 21600 0 21600 21600 0 21600 0 0 Z N"/></draw:custom-shape><draw:custom-shape text:anchor-type="paragraph" draw:z-index="38" draw:name="Shape39" draw:style-name="gr34" draw:text-style-name="P11" svg:width="0.0524in" svg:height="3.9795in" svg:x="5.1925in" svg:y="-0.3492in"><text:p/><draw:enhanced-geometry svg:viewBox="0 0 21600 21600" draw:type="rectangle" draw:enhanced-path="M 0 0 L 21600 0 21600 21600 0 21600 0 0 Z N"/></draw:custom-shape><draw:custom-shape text:anchor-type="paragraph" draw:z-index="39" draw:name="Shape40" draw:style-name="gr35" draw:text-style-name="P8" svg:width="0.1878in" svg:height="0.0421in" svg:x="5.1925in" svg:y="-0.3909in"><text:p/><draw:enhanced-geometry svg:viewBox="0 0 21600 21600" draw:type="rectangle" draw:enhanced-path="M 0 0 L 21600 0 21600 21600 0 21600 0 0 Z N"/></draw:custom-shape><draw:custom-shape text:anchor-type="paragraph" draw:z-index="40" draw:name="Shape41" draw:style-name="gr36" draw:text-style-name="P9" svg:width="0.0941in" svg:height="0.2504in" svg:x="3.7339in" svg:y="3.629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212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16:06:25.611839961</meta:creation-date>
    <dc:date>2021-11-19T18:07:36.821120292</dc:date>
    <meta:editing-duration>PT3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